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4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ITERY.MALE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OD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ZNAK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ce3" table:formula="of:=CHAR(IF(CODE(LOWER([.D2]))+1&gt;122;CODE(LOWER([.D2])+1-26);CODE(LOWER([.D2]))+1))" office:value-type="string" office:string-value="w" calcext:value-type="string">
            <text:p>w</text:p>
          </table:table-cell>
          <table:table-cell table:style-name="ce3" table:formula="of:=CHAR(IF(CODE(LOWER([.E2]))+1&gt;122;CODE(LOWER([.E2])+1-26);CODE(LOWER([.E2]))+1))" office:value-type="string" office:string-value="x" calcext:value-type="string">
            <text:p>x</text:p>
          </table:table-cell>
          <table:table-cell table:style-name="ce3" table:formula="of:=CHAR(IF(CODE(LOWER([.F2]))+1&gt;122;CODE(LOWER([.F2])+1-26);CODE(LOWER([.F2]))+1))" office:value-type="string" office:string-value="y" calcext:value-type="string">
            <text:p>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5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5"/>
          <table:table-cell table:style-name="ce5" table:number-columns-repeated="2"/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t</text:p>
          </table:table-cell>
          <table:table-cell table:formula="of:=CHAR(IF(CODE(LOWER([.A18]))+1&gt;122;CODE(LOWER([.A18])+3-26);CODE(LOWER([.A18]))+3))" office:value-type="string" office:string-value="w" calcext:value-type="string">
            <text:p>w</text:p>
          </table:table-cell>
          <table:table-cell table:formula="of:=CHAR(IF(CODE(LOWER([.B2]))-1&gt;122;CODE(LOWER([.B2])-1-26);CODE(LOWER([.B2]))-1))" office:value-type="string" office:string-value="s" calcext:value-type="string">
            <text:p>s</text:p>
          </table:table-cell>
          <table:table-cell table:formula="of:=CHAR(IF(CODE(LOWER([.C2]))+1&gt;122;CODE(LOWER([.C2])+1-26);CODE(LOWER([.C2]))+1))" office:value-type="string" office:string-value="v" calcext:value-type="string">
            <text:p>v</text:p>
          </table:table-cell>
          <table:table-cell table:formula="of:=CHAR(IF(CODE(LOWER([.D2]))+1&gt;122;CODE(LOWER([.D2])+1-26);CODE(LOWER([.D2]))+1))" office:value-type="string" office:string-value="w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formula="of:=CHAR(IF(CODE(LOWER([.A19]))+1&gt;122;CODE(LOWER([.A19])+3-26);CODE(LOWER([.A19]))+3))" office:value-type="string" office:string-value="d" calcext:value-type="string">
            <text:p>d</text:p>
          </table:table-cell>
          <table:table-cell table:formula="of:=CHAR(IF(CODE(LOWER([.B3]))-1&gt;122;CODE(LOWER([.B3])-1-26);CODE(LOWER([.B3]))-1))" office:value-type="string" office:string-value="`" calcext:value-type="string">
            <text:p>`</text:p>
          </table:table-cell>
          <table:table-cell table:formula="of:=CHAR(IF(CODE(LOWER([.C3]))+1&gt;122;CODE(LOWER([.C3])+1-26);CODE(LOWER([.C3]))+1))" office:value-type="string" office:string-value="c" calcext:value-type="string">
            <text:p>c</text:p>
          </table:table-cell>
          <table:table-cell table:formula="of:=CHAR(IF(CODE(LOWER([.D3]))+1&gt;122;CODE(LOWER([.D3])+1-26);CODE(LOWER([.D3]))+1))" office:value-type="string" office:string-value="d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table:formula="of:=CHAR(IF(CODE(LOWER([.A20]))+1&gt;122;CODE(LOWER([.A20])+3-26);CODE(LOWER([.A20]))+3))" office:value-type="string" office:string-value="m" calcext:value-type="string">
            <text:p>m</text:p>
          </table:table-cell>
          <table:table-cell table:formula="of:=CHAR(IF(CODE(LOWER([.B4]))-1&gt;122;CODE(LOWER([.B4])-1-25);CODE(LOWER([.B4]))-1))" office:value-type="string" office:string-value="y" calcext:value-type="string">
            <text:p>y</text:p>
          </table:table-cell>
          <table:table-cell table:formula="of:=CHAR(IF(CODE(LOWER([.C4]))+1&gt;122;CODE(LOWER([.C4])+1-26);CODE(LOWER([.C4]))+1))" office:value-type="string" office:string-value="b" calcext:value-type="string">
            <text:p>b</text:p>
          </table:table-cell>
          <table:table-cell table:formula="of:=CHAR(IF(CODE(LOWER([.D4]))+1&gt;122;CODE(LOWER([.D4])+1-26);CODE(LOWER([.D4]))+1))" office:value-type="string" office:string-value="c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table:formula="of:=CHAR(IF(CODE(LOWER([.A21]))+1&gt;122;CODE(LOWER([.A21])+3-26);CODE(LOWER([.A21]))+3))" office:value-type="string" office:string-value="q" calcext:value-type="string">
            <text:p>q</text:p>
          </table:table-cell>
          <table:table-cell table:formula="of:=CHAR(IF(CODE(LOWER([.B5]))-1&gt;122;CODE(LOWER([.B5])-1-26);CODE(LOWER([.B5]))-1))" office:value-type="string" office:string-value="f" calcext:value-type="string">
            <text:p>f</text:p>
          </table:table-cell>
          <table:table-cell table:formula="of:=CHAR(IF(CODE(LOWER([.C5]))+1&gt;122;CODE(LOWER([.C5])+1-26);CODE(LOWER([.C5]))+1))" office:value-type="string" office:string-value="i" calcext:value-type="string">
            <text:p>i</text:p>
          </table:table-cell>
          <table:table-cell table:formula="of:=CHAR(IF(CODE(LOWER([.D5]))+1&gt;122;CODE(LOWER([.D5])+1-26);CODE(LOWER([.D5]))+1))" office:value-type="string" office:string-value="j" calcext:value-type="string">
            <text:p>j</text:p>
          </table:table-cell>
          <table:table-cell table:number-columns-repeated="3"/>
          <table:table-cell office:value-type="string" calcext:value-type="string">
            <text:p>arkusz dziala dla klucza dodatniego i ujemne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table:formula="of:=CHAR(IF(CODE(LOWER([.A22]))+1&gt;122;CODE(LOWER([.A22])+3-26);CODE(LOWER([.A22]))+3))" office:value-type="string" office:string-value="|" calcext:value-type="string">
            <text:p>|</text:p>
          </table:table-cell>
          <table:table-cell table:formula="of:=CHAR(IF(CODE(LOWER([.B6]))-1&gt;122;CODE(LOWER([.B6])-1-26);CODE(LOWER([.B6]))-1))" office:value-type="string" office:string-value="r" calcext:value-type="string">
            <text:p>r</text:p>
          </table:table-cell>
          <table:table-cell table:formula="of:=CHAR(IF(CODE(LOWER([.C6]))+1&gt;122;CODE(LOWER([.C6])+1-26);CODE(LOWER([.C6]))+1))" office:value-type="string" office:string-value="u" calcext:value-type="string">
            <text:p>u</text:p>
          </table:table-cell>
          <table:table-cell table:formula="of:=CHAR(IF(CODE(LOWER([.D6]))+1&gt;122;CODE(LOWER([.D6])+1-26);CODE(LOWER([.D6]))+1))" office:value-type="string" office:string-value="v" calcext:value-type="string">
            <text:p>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CHAR(IF(CODE(LOWER([.A23]))+1&gt;122;CODE(LOWER([.A23])+3-26);CODE(LOWER([.A23]))+3))" office:value-type="string" office:string-value="n" calcext:value-type="string">
            <text:p>n</text:p>
          </table:table-cell>
          <table:table-cell table:formula="of:=CHAR(IF(CODE(LOWER([.B7]))-1&gt;122;CODE(LOWER([.B7])-1-26);CODE(LOWER([.B7]))-1))" office:value-type="string" office:string-value="c" calcext:value-type="string">
            <text:p>c</text:p>
          </table:table-cell>
          <table:table-cell table:formula="of:=CHAR(IF(CODE(LOWER([.C7]))+1&gt;122;CODE(LOWER([.C7])+1-26);CODE(LOWER([.C7]))+1))" office:value-type="string" office:string-value="f" calcext:value-type="string">
            <text:p>f</text:p>
          </table:table-cell>
          <table:table-cell table:formula="of:=CHAR(IF(CODE(LOWER([.D7]))+1&gt;122;CODE(LOWER([.D7])+1-26);CODE(LOWER([.D7]))+1))" office:value-type="string" office:string-value="g" calcext:value-type="string">
            <text:p>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</text:p>
          </table:table-cell>
          <table:table-cell table:formula="of:=CHAR(IF(CODE(LOWER([.A24]))+1&gt;122;CODE(LOWER([.A24])+3-26);CODE(LOWER([.A24]))+3))" office:value-type="string" office:string-value="r" calcext:value-type="string">
            <text:p>r</text:p>
          </table:table-cell>
          <table:table-cell table:formula="of:=CHAR(IF(CODE(LOWER([.B8]))-1&gt;122;CODE(LOWER([.B8])-1-26);CODE(LOWER([.B8]))-1))" office:value-type="string" office:string-value="e" calcext:value-type="string">
            <text:p>e</text:p>
          </table:table-cell>
          <table:table-cell table:formula="of:=CHAR(IF(CODE(LOWER([.C8]))+1&gt;122;CODE(LOWER([.C8])+1-26);CODE(LOWER([.C8]))+1))" office:value-type="string" office:string-value="h" calcext:value-type="string">
            <text:p>h</text:p>
          </table:table-cell>
          <table:table-cell table:formula="of:=CHAR(IF(CODE(LOWER([.D8]))+1&gt;122;CODE(LOWER([.D8])+1-26);CODE(LOWER([.D8]))+1))" office:value-type="string" office:string-value="i" calcext:value-type="string">
            <text:p>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table:formula="of:=CHAR(IF(CODE(LOWER([.A25]))+1&gt;122;CODE(LOWER([.A25])+3-26);CODE(LOWER([.A25]))+3))" office:value-type="string" office:string-value="p" calcext:value-type="string">
            <text:p>p</text:p>
          </table:table-cell>
          <table:table-cell table:formula="of:=CHAR(IF(CODE(LOWER([.B9]))-1&gt;122;CODE(LOWER([.B9])-1-26);CODE(LOWER([.B9]))-1))" office:value-type="string" office:string-value="`" calcext:value-type="string">
            <text:p>`</text:p>
          </table:table-cell>
          <table:table-cell table:formula="of:=CHAR(IF(CODE(LOWER([.C9]))+1&gt;122;CODE(LOWER([.C9])+1-26);CODE(LOWER([.C9]))+1))" office:value-type="string" office:string-value="c" calcext:value-type="string">
            <text:p>c</text:p>
          </table:table-cell>
          <table:table-cell table:formula="of:=CHAR(IF(CODE(LOWER([.D9]))+1&gt;122;CODE(LOWER([.D9])+1-26);CODE(LOWER([.D9]))+1))" office:value-type="string" office:string-value="d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table:formula="of:=CHAR(IF(CODE(LOWER([.A26]))+1&gt;122;CODE(LOWER([.A26])+3-26);CODE(LOWER([.A26]))+3))" office:value-type="string" office:string-value="x" calcext:value-type="string">
            <text:p>x</text:p>
          </table:table-cell>
          <table:table-cell table:formula="of:=CHAR(IF(CODE(LOWER([.B10]))-1&gt;122;CODE(LOWER([.B10])-1-26);CODE(LOWER([.B10]))-1))" office:value-type="string" office:string-value="a" calcext:value-type="string">
            <text:p>a</text:p>
          </table:table-cell>
          <table:table-cell table:formula="of:=CHAR(IF(CODE(LOWER([.C10]))+1&gt;122;CODE(LOWER([.C10])+1-26);CODE(LOWER([.C10]))+1))" office:value-type="string" office:string-value="d" calcext:value-type="string">
            <text:p>d</text:p>
          </table:table-cell>
          <table:table-cell table:formula="of:=CHAR(IF(CODE(LOWER([.D10]))+1&gt;122;CODE(LOWER([.D10])+1-26);CODE(LOWER([.D10]))+1))" office:value-type="string" office:string-value="e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table:formula="of:=CHAR(IF(CODE(LOWER([.A27]))+1&gt;122;CODE(LOWER([.A27])+3-26);CODE(LOWER([.A27]))+3))" office:value-type="string" office:string-value="q" calcext:value-type="string">
            <text:p>q</text:p>
          </table:table-cell>
          <table:table-cell table:formula="of:=CHAR(IF(CODE(LOWER([.B11]))-1&gt;122;CODE(LOWER([.B11])-1-26);CODE(LOWER([.B11]))-1))" office:value-type="string" office:string-value="r" calcext:value-type="string">
            <text:p>r</text:p>
          </table:table-cell>
          <table:table-cell table:formula="of:=CHAR(IF(CODE(LOWER([.C11]))+1&gt;122;CODE(LOWER([.C11])+1-26);CODE(LOWER([.C11]))+1))" office:value-type="string" office:string-value="u" calcext:value-type="string">
            <text:p>u</text:p>
          </table:table-cell>
          <table:table-cell table:formula="of:=CHAR(IF(CODE(LOWER([.D11]))+1&gt;122;CODE(LOWER([.D11])+1-26);CODE(LOWER([.D11]))+1))" office:value-type="string" office:string-value="v" calcext:value-type="string">
            <text:p>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</text:p>
          </table:table-cell>
          <table:table-cell table:formula="of:=CHAR(IF(CODE(LOWER([.A28]))+1&gt;122;CODE(LOWER([.A28])+3-26);CODE(LOWER([.A28]))+3))" office:value-type="string" office:string-value="l" calcext:value-type="string">
            <text:p>l</text:p>
          </table:table-cell>
          <table:table-cell table:formula="of:=CHAR(IF(CODE(LOWER([.B12]))-1&gt;122;CODE(LOWER([.B12])-1-26);CODE(LOWER([.B12]))-1))" office:value-type="string" office:string-value="a" calcext:value-type="string">
            <text:p>a</text:p>
          </table:table-cell>
          <table:table-cell table:formula="of:=CHAR(IF(CODE(LOWER([.C12]))+1&gt;122;CODE(LOWER([.C12])+1-26);CODE(LOWER([.C12]))+1))" office:value-type="string" office:string-value="d" calcext:value-type="string">
            <text:p>d</text:p>
          </table:table-cell>
          <table:table-cell table:formula="of:=CHAR(IF(CODE(LOWER([.D12]))+1&gt;122;CODE(LOWER([.D12])+1-26);CODE(LOWER([.D12]))+1))" office:value-type="string" office:string-value="e" calcext:value-type="string">
            <text:p>e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CHAR(IF(CODE(LOWER([.A29]))+1&gt;122;CODE(LOWER([.A29])+3-26);CODE(LOWER([.A29]))+3))" office:value-type="string" office:string-value="n" calcext:value-type="string">
            <text:p>n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CHAR(IF(CODE(LOWER([.A30]))+1&gt;122;CODE(LOWER([.A30])+3-26);CODE(LOWER([.A30]))+3))" office:value-type="string" office:string-value="d" calcext:value-type="string">
            <text:p>d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HAR(IF(CODE(LOWER([.A31]))+1&gt;122;CODE(LOWER([.A31])+3-26);CODE(LOWER([.A31]))+3))" office:value-type="string" office:string-value="w" calcext:value-type="string">
            <text:p>w</text:p>
          </table:table-cell>
          <table:table-cell table:number-columns-repeated="8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50.473454439</meta:creation-date>
    <dc:date>2020-02-20T11:39:35.199294511</dc:date>
    <meta:editing-duration>PT8M13S</meta:editing-duration>
    <meta:editing-cycles>2</meta:editing-cycles>
    <meta:generator>LibreOffice/6.0.7.3$Linux_X86_64 LibreOffice_project/00m0$Build-3</meta:generator>
    <meta:document-statistic meta:table-count="1" meta:cell-count="159" meta:object-count="0"/>
  </office:meta>
</office:document-meta>
</file>